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Vampire Bloodlord Abilities</text:p>
      <text:p text:style-name="P3"/>
      <text:p text:style-name="P9">Level 1-5</text:p>
      <text:p text:style-name="P4"/>
      <text:p text:style-name="P4">Cantrips:</text:p>
      <text:p text:style-name="P1"/>
      <text:p text:style-name="P1">Transfusion</text:p>
      <text:p text:style-name="P2">Range: 30 feet</text:p>
      <text:p text:style-name="P2">Action: 1 action</text:p>
      <text:p text:style-name="P2">Duration: Instant</text:p>
      <text:p text:style-name="P2">Description: Siphon out a small amount of an enemy's blood to yourself. On hit, roll a 1d6 for damage and heal half of it.</text:p>
      <text:p text:style-name="P2"/>
      <text:p text:style-name="P7">Powers:</text:p>
      <text:p text:style-name="P6"/>
      <text:p text:style-name="P6">Minor Heal</text:p>
      <text:p text:style-name="P5">Range: 45 feet</text:p>
      <text:p text:style-name="P5">Action: 1 action</text:p>
      <text:p text:style-name="P5">Duration: Instant</text:p>
      <text:p text:style-name="P5">Description: Sometimes friendship is all you need to mend wounds. Unfortunately, you are a vampire so that's not your strong suit. Throw a blood vile at your target instead. Heal an ally (or yourself) for 1d8.</text:p>
      <text:p text:style-name="P5"/>
      <text:p text:style-name="P6">Blood Drizzle</text:p>
      <text:p text:style-name="P5">Range: radius 20 feet</text:p>
      <text:p text:style-name="P5">Action: 1 action</text:p>
      <text:p text:style-name="P5">Duration: Instant</text:p>
      <text:p text:style-name="P5">Description: Droplets of blood rain down on any allies in the vicinity. Heal all affected unites by 1d6. <text:s/></text:p>
      <text:p text:style-name="P5"/>
      <text:p text:style-name="P7">Level 5 Ultimate:</text:p>
      <text:p text:style-name="P7"/>
      <text:p text:style-name="P6">Mass Transfusion</text:p>
      <text:p text:style-name="P5">Range: radius 40 feet</text:p>
      <text:p text:style-name="P5">Action: 1 action</text:p>
      <text:p text:style-name="P5">Duration: Instant</text:p>
      <text:p text:style-name="P5">Description: In a flurry of pain you siphon out blood from any enemies in the vicinity and gift it to any allies in the affected area. Roll a 1d1 for both the damage and the heal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02:52:10.34</meta:creation-date>
    <dc:date>2015-03-21T03:35:23.39</dc:date>
    <meta:editing-duration>PT25M57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5" meta:word-count="165" meta:character-count="940"/>
  </office:meta>
</office:document-meta>
</file>